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2383*"/>
    </style:style>
    <style:style style:name="Table2.B" style:family="table-column">
      <style:table-column-properties style:column-width="6.147cm" style:rel-column-width="22887*"/>
    </style:style>
    <style:style style:name="Table2.C" style:family="table-column">
      <style:table-column-properties style:column-width="3.672cm" style:rel-column-width="13673*"/>
    </style:style>
    <style:style style:name="Table2.D" style:family="table-column">
      <style:table-column-properties style:column-width="1.06cm" style:rel-column-width="3946*"/>
    </style:style>
    <style:style style:name="Table2.E" style:family="table-column">
      <style:table-column-properties style:column-width="1.88cm" style:rel-column-width="7000*"/>
    </style:style>
    <style:style style:name="Table2.F" style:family="table-column">
      <style:table-column-properties style:column-width="1.439cm" style:rel-column-width="5358*"/>
    </style:style>
    <style:style style:name="Table2.G" style:family="table-column">
      <style:table-column-properties style:column-width="1.261cm" style:rel-column-width="4695*"/>
    </style:style>
    <style:style style:name="Table2.H" style:family="table-column">
      <style:table-column-properties style:column-width="1.503cm" style:rel-column-width="5593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-left="0cm" fo:padding-right="0cm" fo:padding-top="0.101cm" fo:padding-bottom="0cm" fo:border-left="none" fo:border-right="none" fo:border-top="none" fo:border-bottom="1pt solid #000000"/>
    </style:style>
    <style:style style:name="Table2.A2" style:family="table-cell">
      <style:table-cell-properties fo:padding-left="0cm" fo:padding-right="0cm" fo:padding-top="0.101cm" fo:padding-bottom="0cm" fo:border="none"/>
    </style:style>
    <style:style style:name="Table1" style:family="table">
      <style:table-properties style:width="3.355cm" fo:margin-left="14.259cm" fo:margin-right="-0.025cm" table:align="margins"/>
    </style:style>
    <style:style style:name="Table1.A" style:family="table-column">
      <style:table-column-properties style:column-width="1.84cm" style:rel-column-width="35937*"/>
    </style:style>
    <style:style style:name="Table1.B" style:family="table-column">
      <style:table-column-properties style:column-width="1.515cm" style:rel-column-width="29598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rsid="002f5b6a" officeooo:paragraph-rsid="002f5b6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2pt" fo:font-weight="normal" officeooo:paragraph-rsid="00147983" style:font-size-asian="2pt" style:font-weight-asian="normal" style:font-size-complex="2pt" style:font-weight-complex="normal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47983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fo:font-weight="bold" officeooo:rsid="001cabf4" officeooo:paragraph-rsid="001cabf4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rsid="00275f32" officeooo:paragraph-rsid="00275f32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rsid="00276445" officeooo:paragraph-rsid="00276445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rsid="0028aaa8" officeooo:paragraph-rsid="0028aaa8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rsid="002aa447" officeooo:paragraph-rsid="002aa447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7" style:family="paragraph" style:parent-style-name="Text_20_body">
      <style:text-properties fo:font-size="2pt" style:font-size-asian="2pt" style:font-size-complex="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72dd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8bcc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b045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officeooo:rsid="003fadc2" officeooo:paragraph-rsid="003fadc2" style:font-size-asian="10.5pt" style:font-weight-asian="normal" style:font-size-complex="12pt" style:font-weight-complex="normal"/>
    </style:style>
    <style:style style:name="P22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24pt" fo:font-weight="bold" officeooo:paragraph-rsid="00147983" style:font-size-asian="24pt" style:font-weight-asian="bold" style:font-size-complex="24pt" style:font-weight-complex="bold"/>
    </style:style>
    <style:style style:name="P23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9pt" fo:font-weight="normal" officeooo:paragraph-rsid="0039e5d3" style:font-size-asian="9pt" style:font-weight-asian="normal" style:font-size-complex="9pt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6c3fa"/>
    </style:style>
    <style:style style:name="T2" style:family="text">
      <style:text-properties officeooo:rsid="00570d22"/>
    </style:style>
    <style:style style:name="T3" style:family="text">
      <style:text-properties officeooo:rsid="00572ddd"/>
    </style:style>
    <style:style style:name="T4" style:family="text">
      <style:text-properties officeooo:rsid="0057aecd"/>
    </style:style>
    <style:style style:name="T5" style:family="text">
      <style:text-properties officeooo:rsid="0058bcca"/>
    </style:style>
    <style:style style:name="T6" style:family="text">
      <style:text-properties officeooo:rsid="0059fb26"/>
    </style:style>
    <style:style style:name="T7" style:family="text">
      <style:text-properties officeooo:rsid="005b0453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tracked-changes text:track-changes="false">
        <text:changed-region xml:id="ct65968480" text:id="ct65968480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65979200" text:id="ct65979200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65972176" text:id="ct659721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65972512" text:id="ct6597251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65972672" text:id="ct6597267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65973568" text:id="ct659735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79119520" text:id="ct17911952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79120096" text:id="ct17912009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79120304" text:id="ct1791203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79136592" text:id="ct17913659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179037136" text:id="ct179037136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179136832" text:id="ct17913683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179137264" text:id="ct179137264">
          <text:insertion>
            <office:change-info>
              <dc:creator>Christian Jauvin</dc:creator>
              <dc:date>2013-04-06T12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4">Qté</text:p>
            </table:table-cell>
            <table:table-cell table:style-name="Table2.A1" office:value-type="string">
              <text:p text:style-name="P4">Nom</text:p>
            </table:table-cell>
            <table:table-cell table:style-name="Table2.A1" office:value-type="string">
              <text:p text:style-name="P4">Producteur</text:p>
            </table:table-cell>
            <table:table-cell table:style-name="Table2.A1" office:value-type="string">
              <text:p text:style-name="P7">Mill.</text:p>
            </table:table-cell>
            <table:table-cell table:style-name="Table2.A1" office:value-type="string">
              <text:p text:style-name="P7">Code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4"><text:change-start text:change-id="ct65968480"/><office:annotation><dc:creator>Christian Jauvin</dc:creator><dc:date>2013-03-07T15:21:29</dc:date><text:p text:style-name="P24"><text:span text:style-name="T8">do row for e in elems</text:span></text:p></office:annotation><text:change-end text:change-id="ct65968480"/><text:change-start text:change-id="ct65979200"/>e[0]<text:change-end text:change-id="ct65979200"/></text:p>
          </table:table-cell>
          <table:table-cell table:style-name="Table2.A2" office:value-type="string">
            <text:p text:style-name="P16"><text:change-start text:change-id="ct65972176"/>e[1]<text:change-end text:change-id="ct65972176"/></text:p>
          </table:table-cell>
          <table:table-cell table:style-name="Table2.A2" office:value-type="string">
            <text:p text:style-name="P16"><text:change-start text:change-id="ct65972512"/>e[2]<text:change-end text:change-id="ct65972512"/></text:p>
          </table:table-cell>
          <table:table-cell table:style-name="Table2.A2" office:value-type="string">
            <text:p text:style-name="P15"><text:change-start text:change-id="ct65972672"/>e[3]<text:change-end text:change-id="ct65972672"/></text:p>
          </table:table-cell>
          <table:table-cell table:style-name="Table2.A2" office:value-type="string">
            <text:p text:style-name="P15"><text:change-start text:change-id="ct65973568"/>e[4]<text:change-end text:change-id="ct65973568"/></text:p>
          </table:table-cell>
          <table:table-cell table:style-name="Table2.A2" office:value-type="string">
            <text:p text:style-name="P15"><text:change-start text:change-id="ct179119520"/>e[5]<text:change-end text:change-id="ct179119520"/></text:p>
          </table:table-cell>
          <table:table-cell table:style-name="Table2.A2" office:value-type="string">
            <text:p text:style-name="P15"><text:change-start text:change-id="ct179120096"/>e[6]<text:change-end text:change-id="ct179120096"/></text:p>
          </table:table-cell>
          <table:table-cell table:style-name="Table2.A2" office:value-type="string">
            <text:p text:style-name="P15"><text:change-start text:change-id="ct179120304"/>e[7]<text:change-end text:change-id="ct179120304"/></text:p>
          </table:table-cell>
        </table:table-row>
      </table:table>
      <text:p text:style-name="P17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ous-total</text:p>
          </table:table-cell>
          <table:table-cell table:style-name="Table1.A1" office:value-type="string">
            <text:p text:style-name="P13"><text:change-start text:change-id="ct179136592"/>sous_total<text:change-end text:change-id="ct179136592"/></text:p>
          </table:table-cell>
        </table:table-row>
        <table:table-row>
          <table:table-cell table:style-name="Table1.A2" office:value-type="string">
            <text:p text:style-name="P8">TPS</text:p>
          </table:table-cell>
          <table:table-cell table:style-name="Table1.A2" office:value-type="string">
            <text:p text:style-name="P13"><text:change-start text:change-id="ct179037136"/>tps<text:change-end text:change-id="ct179037136"/></text:p>
          </table:table-cell>
        </table:table-row>
        <table:table-row>
          <table:table-cell table:style-name="Table1.A2" office:value-type="string">
            <text:p text:style-name="P8">TVQ</text:p>
          </table:table-cell>
          <table:table-cell table:style-name="Table1.A2" office:value-type="string">
            <text:p text:style-name="P13"><text:change-start text:change-id="ct179136832"/>tvq<text:change-end text:change-id="ct179136832"/></text:p>
          </table:table-cell>
        </table:table-row>
        <table:table-row>
          <table:table-cell table:style-name="Table1.A2" office:value-type="string">
            <text:p text:style-name="P8">Total</text:p>
          </table:table-cell>
          <table:table-cell table:style-name="Table1.A2" office:value-type="string">
            <text:p text:style-name="P13"><text:change-start text:change-id="ct179137264"/>montant<text:change-end text:change-id="ct179137264"/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MP1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24pt" fo:font-weight="bold" officeooo:paragraph-rsid="00147983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10pt" fo:font-weight="normal" officeooo:rsid="002f5b6a" officeooo:paragraph-rsid="002f5b6a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72ddd" style:font-size-asian="10pt" style:font-weight-asian="normal" style:font-size-complex="10pt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8bcca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b0453" style:font-size-asian="10pt" style:font-weight-asian="normal" style:font-size-complex="10pt" style:font-weight-complex="normal"/>
    </style:style>
    <style:style style:name="MP7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47983" style:font-size-asian="9pt" style:font-weight-asian="bold" style:font-size-complex="9pt" style:font-weight-complex="bold"/>
    </style:style>
    <style:style style:name="MP8" style:family="paragraph" style:parent-style-name="Table_20_Contents">
      <style:paragraph-properties fo:text-align="end" style:justify-single-word="false"/>
      <style:text-properties style:font-name="Arial" fo:font-size="9pt" fo:font-weight="bold" officeooo:rsid="001cabf4" officeooo:paragraph-rsid="001cabf4" style:font-size-asian="9pt" style:font-weight-asian="bold" style:font-size-complex="9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style:font-name="Arial" fo:font-size="9pt" officeooo:rsid="00275f32" officeooo:paragraph-rsid="00275f32" style:font-size-asian="9pt" style:font-size-complex="9pt"/>
    </style:style>
    <style:style style:name="MP10" style:family="paragraph" style:parent-style-name="Table_20_Contents">
      <style:paragraph-properties fo:text-align="end" style:justify-single-word="false"/>
      <style:text-properties style:font-name="Arial" fo:font-size="9pt" officeooo:rsid="00276445" officeooo:paragraph-rsid="00276445" style:font-size-asian="9pt" style:font-size-complex="9pt"/>
    </style:style>
    <style:style style:name="MP11" style:family="paragraph" style:parent-style-name="Table_20_Contents">
      <style:paragraph-properties fo:text-align="end" style:justify-single-word="false"/>
      <style:text-properties style:font-name="Arial" fo:font-size="9pt" officeooo:rsid="0028aaa8" officeooo:paragraph-rsid="0028aaa8" style:font-size-asian="9pt" style:font-size-complex="9pt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9pt" officeooo:rsid="002aa447" officeooo:paragraph-rsid="002aa447" style:font-size-asian="9pt" style:font-size-complex="9pt"/>
    </style:style>
    <style:style style:name="MP13" style:family="paragraph" style:parent-style-name="Standard">
      <style:paragraph-properties fo:text-align="start" style:justify-single-word="false"/>
      <style:text-properties style:font-name="Arial" fo:font-size="2pt" fo:font-weight="normal" officeooo:paragraph-rsid="00147983" style:font-size-asian="2pt" style:font-weight-asian="normal" style:font-size-complex="2pt" style:font-weight-complex="normal"/>
    </style:style>
    <style:style style:name="MT1" style:family="text">
      <style:text-properties officeooo:rsid="00572ddd"/>
    </style:style>
    <style:style style:name="MT2" style:family="text">
      <style:text-properties officeooo:rsid="0057aecd"/>
    </style:style>
    <style:style style:name="MT3" style:family="text">
      <style:text-properties officeooo:rsid="0059fb26"/>
    </style:style>
    <style:style style:name="MT4" style:family="text">
      <style:text-properties officeooo:rsid="0058bcca"/>
    </style:style>
    <style:style style:name="MT5" style:family="text">
      <style:text-properties officeooo:rsid="005b0453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tracked-changes>
          <text:changed-region xml:id="ct241187904" text:id="ct241187904">
            <text:insertion>
              <office:change-info>
                <dc:creator>Unknown Author</dc:creator>
                <dc:date>2013-05-13T18:53:00</dc:date>
              </office:change-info>
            </text:insertion>
          </text:changed-region>
          <text:changed-region xml:id="ct185802112" text:id="ct185802112">
            <text:insertion>
              <office:change-info>
                <dc:creator>Unknown Author</dc:creator>
                <dc:date>2013-05-27T12:00:00</dc:date>
              </office:change-info>
            </text:insertion>
          </text:changed-region>
          <text:changed-region xml:id="ct835552704" text:id="ct835552704">
            <text:insertion>
              <office:change-info>
                <dc:creator>Unknown Author</dc:creator>
                <dc:date>2013-05-27T12:00:00</dc:date>
              </office:change-info>
            </text:insertion>
          </text:changed-region>
          <text:changed-region xml:id="ct835119936" text:id="ct835119936">
            <text:insertion>
              <office:change-info>
                <dc:creator>Unknown Author</dc:creator>
                <dc:date>2013-05-27T12:01:00</dc:date>
              </office:change-info>
            </text:insertion>
          </text:changed-region>
          <text:changed-region xml:id="ct65899232" text:id="ct65899232">
            <text:insertion>
              <office:change-info>
                <dc:creator>Unknown Author</dc:creator>
                <dc:date>2013-05-27T12:01:00</dc:date>
              </office:change-info>
            </text:insertion>
          </text:changed-region>
          <text:changed-region xml:id="ct65990480" text:id="ct65990480">
            <text:insertion>
              <office:change-info>
                <dc:creator>Unknown Author</dc:creator>
                <dc:date>2013-05-27T12:02:00</dc:date>
              </office:change-info>
            </text:insertion>
          </text:changed-region>
          <text:changed-region xml:id="ct241177888" text:id="ct241177888">
            <text:insertion>
              <office:change-info>
                <dc:creator>Unknown Author</dc:creator>
                <dc:date>2013-05-13T18:32:00</dc:date>
              </office:change-info>
            </text:insertion>
          </text:changed-region>
          <text:changed-region xml:id="ct241177184" text:id="ct241177184">
            <text:insertion>
              <office:change-info>
                <dc:creator>Unknown Author</dc:creator>
                <dc:date>2013-05-13T18:43:00</dc:date>
              </office:change-info>
            </text:insertion>
          </text:changed-region>
          <text:changed-region xml:id="ct241177056" text:id="ct241177056">
            <text:insertion>
              <office:change-info>
                <dc:creator>Unknown Author</dc:creator>
                <dc:date>2013-05-13T18:44:00</dc:date>
              </office:change-info>
            </text:insertion>
          </text:changed-region>
          <text:changed-region xml:id="ct241176352" text:id="ct241176352">
            <text:insertion>
              <office:change-info>
                <dc:creator>Unknown Author</dc:creator>
                <dc:date>2013-05-13T18:45:00</dc:date>
              </office:change-info>
            </text:insertion>
          </text:changed-region>
          <text:changed-region xml:id="ct65960752" text:id="ct65960752">
            <text:insertion>
              <office:change-info>
                <dc:creator>Unknown Author</dc:creator>
                <dc:date>2013-05-13T18:45:00</dc:date>
              </office:change-info>
            </text:insertion>
          </text:changed-region>
        </text:tracked-changes>
        <text:p text:style-name="MP1"><draw:frame draw:style-name="Mfr1" draw:name="Frame2" text:anchor-type="paragraph" svg:x="0.076cm" svg:y="0.056cm" svg:width="9.49cm" draw:z-index="0"><draw:text-box fo:min-height="5.237cm"><text:p text:style-name="MP2"/><text:p text:style-name="MP2"/><text:p text:style-name="MP2"/><text:p text:style-name="MP2"/><text:p text:style-name="MP2"/><text:p text:style-name="MP2"/><text:p text:style-name="MP2"/><text:p text:style-name="MP3"><text:change-start text:change-id="ct241187904"/>nom_social<text:change-end text:change-id="ct241187904"/></text:p><text:p text:style-name="MP4"><text:change-start text:change-id="ct185802112"/><text:span text:style-name="MT1">no_civique_fact</text:span><text:change-end text:change-id="ct185802112"/><text:span text:style-name="MT1"> </text:span><text:change-start text:change-id="ct835552704"/><text:span text:style-name="MT2">rue_fact</text:span><text:change-end text:change-id="ct835552704"/><text:span text:style-name="MT2"> </text:span></text:p><text:p text:style-name="MP5"><text:change-start text:change-id="ct835119936"/><text:span text:style-name="MT3">ville_fact</text:span><text:change-end text:change-id="ct835119936"/><text:span text:style-name="MT3">,</text:span><text:span text:style-name="MT4"> </text:span><text:change-start text:change-id="ct65899232"/><text:span text:style-name="MT4">province_fact</text:span><text:change-end text:change-id="ct65899232"/><text:span text:style-name="MT4"> </text:span></text:p><text:p text:style-name="MP6"><text:change-start text:change-id="ct65990480"/><text:span text:style-name="MT5">code_postal</text:span><text:change-end text:change-id="ct65990480"/><text:span text:style-name="MT5"> </text:span></text:p></draw:text-box></draw:frame>Facture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change-start text:change-id="ct241177888"/>date_commande<text:change-end text:change-id="ct241177888"/></text:p>
            </table:table-cell>
          </table:table-row>
          <table:table-row>
            <table:table-cell table:style-name="Table3.A1" office:value-type="string">
              <text:p text:style-name="MP7">No. facture</text:p>
            </table:table-cell>
            <table:table-cell table:style-name="Table3.A1" office:value-type="string">
              <text:p text:style-name="MP9"><text:change-start text:change-id="ct241177184"/>no_commande_facture<text:change-end text:change-id="ct241177184"/></text:p>
            </table:table-cell>
          </table:table-row>
          <table:table-row>
            <table:table-cell table:style-name="Table3.A1" office:value-type="string">
              <text:p text:style-name="MP7">No. commande SAQ</text:p>
            </table:table-cell>
            <table:table-cell table:style-name="Table3.A1" office:value-type="string">
              <text:p text:style-name="MP10"><text:change-start text:change-id="ct241177056"/>no_commande_saq<text:change-end text:change-id="ct241177056"/></text:p>
            </table:table-cell>
          </table:table-row>
          <table:table-row>
            <table:table-cell table:style-name="Table3.A1" office:value-type="string">
              <text:p text:style-name="MP7">No. client</text:p>
            </table:table-cell>
            <table:table-cell table:style-name="Table3.A1" office:value-type="string">
              <text:p text:style-name="MP11"><text:change-start text:change-id="ct241176352"/>no_client_saq<text:change-end text:change-id="ct241176352"/></text:p>
            </table:table-cell>
          </table:table-row>
          <table:table-row table:style-name="Table3.5">
            <table:table-cell table:style-name="Table3.A1" office:value-type="string">
              <text:p text:style-name="MP7">Représentant(e)</text:p>
            </table:table-cell>
            <table:table-cell table:style-name="Table3.A1" office:value-type="string">
              <text:p text:style-name="MP12"><text:change-start text:change-id="ct65960752"/>representant_nom<text:change-end text:change-id="ct65960752"/></text:p>
            </table:table-cell>
          </table:table-row>
        </table:table>
        <text:p text:style-name="MP1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5-27T12:02:25</dc:date>
    <meta:editing-duration>PT11H20S</meta:editing-duration>
    <meta:editing-cycles>256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39" meta:word-count="47" meta:character-count="330" meta:non-whitespace-character-count="320"/>
  </office:meta>
</office:document-meta>
</file>